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0013" officeooo:paragraph-rsid="00120013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0013" officeooo:paragraph-rsid="001200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0013" officeooo:paragraph-rsid="00120013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83b7" officeooo:paragraph-rsid="001383b7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383b7" officeooo:paragraph-rsid="001383b7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6f221" officeooo:paragraph-rsid="0016f221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9c990" officeooo:paragraph-rsid="0019c99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afd5f" officeooo:paragraph-rsid="001afd5f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2537ae" officeooo:paragraph-rsid="002537ae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26c3c3" officeooo:paragraph-rsid="0026c3c3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2765dc" officeooo:paragraph-rsid="002765dc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2b7a33" officeooo:paragraph-rsid="002b7a33"/>
    </style:style>
    <style:style style:name="T1" style:family="text">
      <style:text-properties officeooo:rsid="0015d2f5"/>
    </style:style>
    <style:style style:name="T2" style:family="text">
      <style:text-properties fo:font-style="italic" officeooo:rsid="0015d2f5" style:font-style-asian="italic" style:font-style-complex="italic"/>
    </style:style>
    <style:style style:name="T3" style:family="text">
      <style:text-properties officeooo:rsid="001958b4"/>
    </style:style>
    <style:style style:name="T4" style:family="text">
      <style:text-properties officeooo:rsid="0019c990"/>
    </style:style>
    <style:style style:name="T5" style:family="text">
      <style:text-properties officeooo:rsid="001eceda"/>
    </style:style>
    <style:style style:name="T6" style:family="text">
      <style:text-properties officeooo:rsid="002091ce"/>
    </style:style>
    <style:style style:name="T7" style:family="text">
      <style:text-properties officeooo:rsid="002266eb"/>
    </style:style>
    <style:style style:name="T8" style:family="text">
      <style:text-properties officeooo:rsid="00238b52"/>
    </style:style>
    <style:style style:name="T9" style:family="text">
      <style:text-properties officeooo:rsid="00283c30"/>
    </style:style>
    <style:style style:name="T10" style:family="text">
      <style:text-properties officeooo:rsid="002b7a33"/>
    </style:style>
    <style:style style:name="T11" style:family="text">
      <style:text-properties officeooo:rsid="002d6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DICTION OF INTERACTIONS BY USING MIRROR TREES</text:p>
      <text:p text:style-name="P1"/>
      <text:p text:style-name="P3">OBJECTIVES</text:p>
      <text:p text:style-name="P3"/>
      <text:p text:style-name="P5">The aim of this essay is to asses interaction between proteins <text:span text:style-name="T1">of </text:span><text:span text:style-name="T2">Homo sapiens</text:span><text:span text:style-name="T1"> by comparing evolutionary patterns of the interactors' families.</text:span></text:p>
      <text:p text:style-name="P3"/>
      <text:p text:style-name="P3">PROCEDURE</text:p>
      <text:p text:style-name="P3"/>
      <text:p text:style-name="P6">1) Download human <text:span text:style-name="T3">experimentally validated</text:span> dataset</text:p>
      <text:p text:style-name="P6">2) <text:span text:style-name="T4">Select 2 possible interactors (FASTA with 2 sequences)</text:span></text:p>
      <text:p text:style-name="P7">3) <text:span text:style-name="T8">S</text:span>earch for orthologs <text:span text:style-name="T8">(choose one)</text:span></text:p>
      <text:p text:style-name="P7"><text:span text:style-name="T8"><text:tab/>3.1) Use BLAST</text:span></text:p>
      <text:p text:style-name="P7"><text:tab/><text:span text:style-name="T8">3.2) HMMER</text:span></text:p>
      <text:p text:style-name="P7">4) Do a MSA</text:p>
      <text:p text:style-name="P7"><text:tab/><text:span text:style-name="T8">4.1) Use t-coffe (better than clustal for proteins)</text:span></text:p>
      <text:p text:style-name="P7">5) Construct the trees</text:p>
      <text:p text:style-name="P7"><text:span text:style-name="T5"><text:tab/>5.1) Use NJ for build a guide tree (phylogenetic species tree of the genome reference)</text:span></text:p>
      <text:p text:style-name="P7"><text:span text:style-name="T6"><text:tab/>5.2) Choose a good tree building methodology</text:span></text:p>
      <text:p text:style-name="P12">6) Construct distance matrices</text:p>
      <text:p text:style-name="P7"><text:span text:style-name="T10">7</text:span>) Evaluate the similarities of their topology</text:p>
      <text:p text:style-name="P7"><text:span text:style-name="T7"><text:tab/>7.1) Do some Text-Mining (if we got the time)</text:span></text:p>
      <text:p text:style-name="P7"><text:tab/><text:span text:style-name="T10">7.2) Use more than 1 feature (Pearson correlation coefficient)</text:span></text:p>
      <text:p text:style-name="P8"><text:span text:style-name="T10">8</text:span>) Predi<text:span text:style-name="T9">c</text:span>t their possible interaction <text:span text:style-name="T11">(Classifier)</text:span></text:p>
      <text:p text:style-name="P3"/>
      <text:p text:style-name="P4">BIBLIOGRAPHY</text:p>
      <text:p text:style-name="P5"/>
      <text:p text:style-name="P5"><text:a xlink:type="simple" xlink:href="http://wwwuser.cnb.csic.es/~pazos/papers/mirrortree.pdf">http://wwwuser.cnb.csic.es/~pazos/papers/mirrortree.pdf</text:a></text:p>
      <text:p text:style-name="P5"><text:a xlink:type="simple" xlink:href="http://www.ncbi.nlm.nih.gov/pmc/articles/PMC1781468/">http://www.ncbi.nlm.nih.gov/pmc/articles/PMC1781468/</text:a></text:p>
      <text:p text:style-name="P9"><text:a xlink:type="simple" xlink:href="https://www.jsbi.org/pdfs/journal1/GIW03/GIW03P164.pdf">https://www.jsbi.org/pdfs/journal1/GIW03/GIW03P164.pdf</text:a></text:p>
      <text:p text:style-name="P10"><text:a xlink:type="simple" xlink:href="http://www.bioreg.kyushu-u.ac.jp/labo/systemcohort/paper/sato_bioinfo06.pdf">http://www.bioreg.kyushu-u.ac.jp/labo/systemcohort/paper/sato_bioinfo06.pdf</text:a></text:p>
      <text:p text:style-name="P10"><text:a xlink:type="simple" xlink:href="http://www.cse.unt.edu/~4930s004/poster/rk0060/Poster_Report.pdf">http://www.cse.unt.edu/~4930s004/poster/rk0060/Poster_Report.pdf</text:a></text:p>
      <text:p text:style-name="P10"><text:a xlink:type="simple" xlink:href="http://journals.plos.org/plosone/article?id=10.1371/journal.pone.0081100">http://journals.plos.org/plosone/article?id=10.1371/journal.pone.0081100</text:a></text:p>
      <text:p text:style-name="P11"><text:a xlink:type="simple" xlink:href="http://www.nature.com/nrg/journal/v14/n4/full/nrg3414.html">http://www.nature.com/nrg/journal/v14/n4/full/nrg341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2:27:41.484920645</meta:creation-date>
    <dc:date>2016-03-07T12:56:49.691107924</dc:date>
    <meta:editing-duration>PT25M29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38" meta:character-count="1273" meta:non-whitespace-character-count="1155"/>
  </office:meta>
</office:document-meta>
</file>